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F90000028190CB3827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511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7.1cm" svg:height="14.2cm" svg:x="1.3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6.7cm" svg:height="13.8cm" svg:x="1.5cm" svg:y="1.5cm">
            <draw:image xlink:href="Pictures/10000201000004F90000028190CB3827.tif" xlink:type="simple" xlink:show="embed" xlink:actuate="onLoad">
              <text:p/>
            </draw:image>
          </draw:frame>
          <draw:line draw:style-name="gr3" draw:text-style-name="P1" draw:layer="layout" svg:x1="9cm" svg:y1="7cm" svg:x2="6.6cm" svg:y2="8cm">
            <text:p/>
          </draw:line>
          <draw:frame draw:style-name="gr4" draw:text-style-name="P2" draw:layer="layout" svg:width="5.3cm" svg:height="0.906cm" svg:x="9cm" svg:y="6.539cm">
            <draw:text-box>
              <text:p><text:span text:style-name="T1"><text:s/></text:span><text:span text:style-name="T1">The pathway viewer</text:span></text:p>
            </draw:text-box>
          </draw:frame>
          <draw:custom-shape draw:style-name="gr5" draw:text-style-name="P1" draw:layer="layout" svg:width="5cm" svg:height="0.8cm" svg:x="1.6cm" svg:y="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5T13:29:31</dc:date>
    <meta:editing-duration>PT23H50M4S</meta:editing-duration>
    <meta:editing-cycles>15</meta:editing-cycles>
    <meta:generator>LibreOffice/3.4$Unix LibreOffice_project/340m1$Build-402</meta:generator>
    <meta:document-statistic meta:object-count="6"/>
  </office:meta>
</office:document-meta>
</file>